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CSS необходимо освоить следующие основы:</text:p>
      <text:list xml:id="list6857511405658506812" text:style-name="L1">
        <text:list-item>
          <text:p text:style-name="P2"><text:span text:style-name="Strong_20_Emphasis">Базовый синтаксис CSS:</text:span> Понимание структуры CSS правил, которые состоят из селектора, свойства и значения.</text:p>
        </text:list-item>
        <text:list-item>
          <text:p text:style-name="P2"><text:span text:style-name="Strong_20_Emphasis">Типовые селекторы:</text:span> Умение выбирать элементы HTML для применения стилей с помощью селекторов элементов, классов и идентификаторов.</text:p>
        </text:list-item>
        <text:list-item>
          <text:p text:style-name="P2"><text:span text:style-name="Strong_20_Emphasis">Оформление элементов:</text:span> Знание основных свойств CSS для оформления текста, фонов, границ, размеров и выравнивания элементов.</text:p>
        </text:list-item>
        <text:list-item>
          <text:p text:style-name="P2"><text:span text:style-name="Strong_20_Emphasis">Макетирование:</text:span> Понимание блочной и строчной модели форматирования, а также умение создавать простые макеты с помощью CSS.</text:p>
        </text:list-item>
        <text:list-item>
          <text:p text:style-name="P2"><text:span text:style-name="Strong_20_Emphasis">Позиционирование элементов:</text:span> Знание основ позиционирования элементов с помощью плавающих элементов и свойств позиционирования.</text:p>
        </text:list-item>
        <text:list-item>
          <text:p text:style-name="P2"><text:span text:style-name="Strong_20_Emphasis">Применение стилей на практике:</text:span> Умение создавать CSS файлы и подключать их к HTML документам для стилизации веб-страниц.</text:p>
        </text:list-item>
      </text:list>
      <text:p text:style-name="Text_20_body">Эти основы позволят вам начать использовать CSS для стилизации ваших веб-проектов и постепенно расширять свои знания и навыки по мере продвижения в изучен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0:52:46.85</dc:date>
    <meta:document-statistic meta:table-count="0" meta:image-count="0" meta:object-count="0" meta:page-count="1" meta:paragraph-count="11" meta:word-count="139" meta:character-count="1040"/>
    <dc:creator>Dima Wide</dc:creator>
    <meta:user-defined meta:name="Info 1"/>
    <meta:user-defined meta:name="Info 2"/>
    <meta:user-defined meta:name="Info 3"/>
    <meta:user-defined meta:name="Info 4"/>
  </office:meta>
</office:document-meta>
</file>